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lectedMocksInOrderVerificationTest.shouldVerifyMockTw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lectedMocksInOrderVerificationTest.shouldVerifyMockOneIn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lectedMocksInOrderVerification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lectedMocksInOrderVerificationTest.shouldThrowTooManyInvocationsForMockTwo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lectedMocksInOrderVerificationTest.shouldVerifyInOrderMockOneAndThre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lectedMocksInOrderVerificationTest.shouldThrowNoMoreInvocationsForMockTwo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lectedMocksInOrderVerificationTest.shouldAllowTwoTimesOnMockTwo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lectedMocksInOrderVerificationTest.shouldVerifyMockTwoWhenThreeTimesU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lectedMocksInOrderVerificationTest.shouldVerifyAllInvocationsIn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lectedMocksInOrderVerificationTest.shouldFailVerificationForMockTwo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lectedMocksInOrderVerificationTest.shouldAllowThreeTimesOnMockTw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lectedMocksInOrderVerificationTest.shouldVerifyMockTwoComplete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lectedMocksInOrderVerificationTest.shouldFailVerificationForMockO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lectedMocksInOrderVerificationTest.shouldVerifyInOrderMockTwoAndThre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lectedMocksInOrderVerificationTest.shouldFailVerificationForMockOneBecauseOfWrongOr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lectedMocksInOrderVerificationTest.shouldThrowTooFewInvocationsForMockTwo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